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9ad" officeooo:paragraph-rsid="0015d9ad"/>
    </style:style>
    <style:style style:name="P2" style:family="paragraph" style:parent-style-name="Standard">
      <style:text-properties officeooo:rsid="0015d9ad" officeooo:paragraph-rsid="0015fd4c"/>
    </style:style>
    <style:style style:name="P3" style:family="paragraph" style:parent-style-name="Standard">
      <style:text-properties officeooo:rsid="0015d9ad" officeooo:paragraph-rsid="001605c5"/>
    </style:style>
    <style:style style:name="P4" style:family="paragraph" style:parent-style-name="Standard">
      <style:text-properties officeooo:rsid="0015d9ad" officeooo:paragraph-rsid="00174c29"/>
    </style:style>
    <style:style style:name="P5" style:family="paragraph" style:parent-style-name="Standard">
      <style:text-properties officeooo:rsid="0015d9ad" officeooo:paragraph-rsid="0018986b"/>
    </style:style>
    <style:style style:name="P6" style:family="paragraph" style:parent-style-name="Standard">
      <style:text-properties officeooo:rsid="0015d9ad" officeooo:paragraph-rsid="001a366b"/>
    </style:style>
    <style:style style:name="P7" style:family="paragraph" style:parent-style-name="Standard">
      <style:text-properties officeooo:rsid="0015fd4c" officeooo:paragraph-rsid="0015fd4c"/>
    </style:style>
    <style:style style:name="P8" style:family="paragraph" style:parent-style-name="Standard">
      <style:text-properties officeooo:rsid="0015fd4c" officeooo:paragraph-rsid="0018986b"/>
    </style:style>
    <style:style style:name="P9" style:family="paragraph" style:parent-style-name="Standard">
      <style:text-properties officeooo:rsid="00174c29" officeooo:paragraph-rsid="00174c29"/>
    </style:style>
    <style:style style:name="P10" style:family="paragraph" style:parent-style-name="Standard">
      <style:text-properties officeooo:rsid="001badb6" officeooo:paragraph-rsid="001badb6"/>
    </style:style>
    <style:style style:name="T1" style:family="text">
      <style:text-properties officeooo:rsid="0015fd4c"/>
    </style:style>
    <style:style style:name="T2" style:family="text">
      <style:text-properties officeooo:rsid="001605c5"/>
    </style:style>
    <style:style style:name="T3" style:family="text">
      <style:text-properties officeooo:rsid="0018986b"/>
    </style:style>
    <style:style style:name="T4" style:family="text">
      <style:text-properties officeooo:rsid="001a3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tores: Alberto Ibáñez</text:p>
      <text:p text:style-name="P10">Fecha de última modificación: 18-4-2015</text:p>
      <text:p text:style-name="P10">Versión: 1.0</text:p>
      <text:p text:style-name="P1"/>
      <text:p text:style-name="P1">Especificaciones del test:</text:p>
      <text:p text:style-name="P1"><text:tab/>Se conectará la interfaz de la UART de la baliza a un conversor UART-USB, en el que el USB se <text:s/>conectará a un PC (que utilza Ubuntu o cualquier otra distribución Linux). Se comprobará a <text:s/>que tty se ha asociado el conversor UART-USB con el comado “dmesg”. Ejecutar el fichero <text:tab/>de test pasandole como argumento el interfaz tty.</text:p>
      <text:p text:style-name="P1"/>
      <text:p text:style-name="P1"><text:tab/><text:span text:style-name="T2">Es necesario tener calibrada la distancia a partir de la cual el lector detecta que se ha pasado una tarjeta.</text:span></text:p>
      <text:p text:style-name="P1"/>
      <text:p text:style-name="P1">El fichero de test hace lo siguiente:</text:p>
      <text:p text:style-name="P2"><text:tab/>- Comprueba que existe conectividad con la baliza. Para ello pedirá que se identifique al <text:tab/>dispositivo que existe conectado en el otro extremo. Si en los 5 segundos siguientes no se <text:tab/>recibe nada volver a enviar mensaje de identificación y volver a esperar 5seg. Volver a <text:tab/>repetir proceso. Si no se ha identificado ningún dispositivo, finalización del test e imprimir <text:tab/>mensaje de error “<text:span text:style-name="T1">No existe concectividad con la baliza</text:span>”.</text:p>
      <text:p text:style-name="P2"><text:tab/>- <text:span text:style-name="T1">Si existe concectividad imprimir mensaje “Conectado con: (ID de la baliza)”</text:span> </text:p>
      <text:p text:style-name="P1"><text:tab/>- <text:span text:style-name="T1">Enviar mensaje a la baliza de i</text:span>niciar un nuevo juego.</text:p>
      <text:p text:style-name="P7"><text:tab/>- La baliza responde con se ha iniciado un nuevo juego. Imprimir mensaje por pantalla.</text:p>
      <text:p text:style-name="P3"><text:tab/>- Esperar durante 15s a ver si pasa un nuevo drone por la baliza. <text:span text:style-name="T2">Imprimir por pantalla, no <text:tab/>pase ninguna tarjeta. Si se recibe algo, finalizar <text:s/>del test e imprimir mensaje de error “Un <text:tab/>dispositivo que no ha pasado por la baliza ha sido <text:tab/>detectado”.</text:span></text:p>
      <text:p text:style-name="P2"><text:tab/>- Pedir información de todos los que han pasado hasta ahora. <text:span text:style-name="T1">Se debe recibir que ningún <text:tab/>dispositivo ha pasado. De lo contrario, fin del test e imprimir mensaje de error “Detectado <text:tab/>un dispositivo que no ha pasado”.</text:span></text:p>
      <text:p text:style-name="P1"><text:tab/>- Esperar durante 15s a ver si pasa un nuevo drone por la baliza. <text:span text:style-name="T2">Imprimir por pantalla, “pase <text:tab/>tarjeta por la baliza”.</text:span></text:p>
      <text:p text:style-name="P1"><text:tab/>- En esos 15 segundos pasar una tarjeta por la baliza. Comprobar que se enciende el LED y <text:tab/>que se recibe la información <text:span text:style-name="T1">de que un nuevo dispositivo ha sido detectado. Si no se recibe <text:tab/>nada finalizar test <text:s/>e imprimir <text:s/>“Dispositivo no detectado”</text:span></text:p>
      <text:p text:style-name="P1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</text:span></text:p>
      <text:p text:style-name="P2"><text:tab/>- Esperar durante 15s a ver si pasa un nuevo drone por la baliza. <text:span text:style-name="T1">Si se recibe algo, finalizar <text:tab/>del test e imprimir mensaje de error “Un dispositivo que no ha psado por la baliza ha sido <text:tab/>detectado”.</text:span></text:p>
      <text:p text:style-name="P2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 Imprimir “Parte 1 completada”</text:span></text:p>
      <text:p text:style-name="P2"/>
      <text:p text:style-name="P1"/>
      <text:p text:style-name="P2"><text:tab/>- <text:span text:style-name="T1">Enviar mensaje a la baliza de i</text:span>niciar un nuevo juego.</text:p>
      <text:p text:style-name="P7"><text:tab/>- La baliza responde con se ha iniciado un nuevo juego. Imprimir mensaje por pantalla.</text:p>
      <text:p text:style-name="P3"><text:tab/>- Esperar durante 15s a ver si pasa un nuevo drone por la baliza. <text:span text:style-name="T2">Imprimir por pantalla, no <text:tab/>pase ninguna tarjeta.</text:span></text:p>
      <text:p text:style-name="P2"><text:span text:style-name="T1"><text:tab/>Si se recibe algo, finalizar <text:tab/>del test e imprimir mensaje de error “Un dispositivo que no ha <text:tab/>pasado por la baliza ha sido <text:tab/>detectado”.</text:span></text:p>
      <text:p text:style-name="P2"><text:tab/>- Pedir información de quien ha pasado. <text:span text:style-name="T1">Se debe recibir que ningún dispositivo ha pasado. <text:tab/>De lo contrario, fin del test e imprimir mensaje de error “No se ha borrado correctamente los </text:span><text:soft-page-break/><text:span text:style-name="T1"><text:tab/>datos de la partida anterior”.</text:span></text:p>
      <text:p text:style-name="P3"><text:tab/>- Esperar durante 15s a ver si pasa un nuevo drone por la baliza. <text:span text:style-name="T2">Imprimir por pantalla, “pase <text:tab/>tarjeta por la baliza”.</text:span></text:p>
      <text:p text:style-name="P3"><text:tab/>- En esos 15 segundos pasar una tarjeta por la baliza. Comprobar que se enciende el LED y <text:tab/>que se recibe la información <text:span text:style-name="T1">de que un nuevo dispositivo ha sido detectado. Si no se recibe <text:tab/>nada finalizar test <text:s/>e imprimir <text:s/>“Dispositivo no detectado”</text:span></text:p>
      <text:p text:style-name="P3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</text:span></text:p>
      <text:p text:style-name="P3"><text:tab/>- Esperar durante 15s a ver si pasa un nuevo drone por la baliza. <text:span text:style-name="T2">Imprimir por pantalla, “pase <text:tab/>tarjeta la tarjeta anterior por la baliza”.</text:span></text:p>
      <text:p text:style-name="P3"><text:tab/>- En esos 15 segundos pasar una tarjeta por la baliza. Comprobar que se enciende el LED <text:tab/><text:span text:style-name="T2">pero que</text:span> <text:span text:style-name="T2">no</text:span> se recibe la información <text:span text:style-name="T1">de que un nuevo dispositivo ha sido detectado. Si <text:s/>se <text:tab/>recibe <text:tab/>nada finalizar test <text:s/>e imprimir <text:s/>“Se ha detectado un dispositivo que ya se había <text:tab/>detectado”</text:span></text:p>
      <text:p text:style-name="P4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 Si la información que se recibe está dublicada imprimir mensaje de <text:tab/>error <text:s/>“Tarjeta registrada dos veces”.Imprimir “Parte 2 completada”</text:span></text:p>
      <text:p text:style-name="P1"/>
      <text:p text:style-name="P5"><text:tab/>- <text:span text:style-name="T1">Enviar mensaje a la baliza de i</text:span>niciar un nuevo juego.</text:p>
      <text:p text:style-name="P8"><text:tab/>- La baliza responde con se ha iniciado un nuevo juego. Imprimir mensaje por pantalla.</text:p>
      <text:p text:style-name="P5"><text:tab/>- Esperar durante 15s a ver si pasa un nuevo drone por la baliza. <text:span text:style-name="T3">Imprimir por pantalla, “pase <text:tab/>3 veces la misma tarjeta, una cada 5 segundos”.</text:span></text:p>
      <text:p text:style-name="P5"><text:s/><text:tab/> -Comprobar que se enciende el LED <text:span text:style-name="T3">las tres veces pero que</text:span> <text:span text:style-name="T2">no</text:span> <text:span text:style-name="T3">solo </text:span>se recibe la información <text:tab/><text:span text:style-name="T3">una vez. <text:s/>Si <text:s/>se recibe más de una vez finalizar test <text:s/>e imprimir <text:s/>“Se ha detectado el mismo <text:tab/>dispositivo que multiples veces”</text:span></text:p>
      <text:p text:style-name="P1"><text:tab/>- Pedir información de quien ha pasado. <text:span text:style-name="T3">Se debe recibir que el dispositivo con identificador <text:tab/>ID ha pasado. De lo contrario, fin del test e imprimir mensaje de error <text:s/>“No se ha detectado <text:tab/>ningún dispositivo”.</text:span></text:p>
      <text:p text:style-name="P5"><text:tab/>- Esperar durante 15s a ver si pasa un nuevo drone por la baliza. <text:span text:style-name="T2">Imprimir por pantalla, “pase <text:tab/>tarjeta una tarjeta disitinta”.</text:span></text:p>
      <text:p text:style-name="P5"><text:span text:style-name="T3"><text:tab/>-C</text:span>omprobar que se enciende el LED y que se recibe la información <text:span text:style-name="T1">de que un nuevo <text:tab/>dispositivo ha sido detectado. Si no se recibe nada finalizar test <text:s/>e imprimir <text:s/>“Dispositivo no <text:tab/>detectado”</text:span></text:p>
      <text:p text:style-name="P5"><text:tab/>- Pedir información de quien ha pasado. <text:span text:style-name="T1">Se debe recibir que dos dispositivos con <text:tab/>identificador es ID_A e ID_B han pasado. De lo contrario, fin del test e imprimir mensaje de <text:tab/>error <text:s/>“No se ha detectado <text:tab/>todos los dispositivo”. Imprimir la lista con los dispositivos <text:tab/>detectados.</text:span></text:p>
      <text:p text:style-name="P5"><text:tab/>- Esperar durante 15s a ver si pasa un nuevo drone por la baliza. <text:span text:style-name="T2">Imprimir por pantalla, “pase <text:tab/>tarjeta una tarjeta disitinta de las anteriores”.</text:span></text:p>
      <text:p text:style-name="P5"><text:span text:style-name="T3"><text:tab/>-C</text:span>omprobar que se enciende el LED y que se recibe la información <text:span text:style-name="T1">de que un nuevo <text:tab/>dispositivo ha sido detectado. Si no se recibe nada finalizar test <text:s/>e imprimir <text:s/>“Dispositivo no <text:tab/>detectado”</text:span></text:p>
      <text:p text:style-name="P6"><text:tab/>- Pedir información de quien ha pasado. <text:span text:style-name="T1">Se debe recibir que tres dispositivos con <text:tab/>identificador es ID_A, ID_B e ID_C han pasado. De lo contrario, fin del test e imprimir <text:tab/>mensaje de error <text:s/>“No se ha detectado todos los dispositivo”. Imprimir la lista con los <text:tab/>dispositivos <text:tab/>detectados. Imprimir “Parte 2 completada”</text:span></text:p>
      <text:p text:style-name="P6"/>
      <text:p text:style-name="P6"><text:tab/>-<text:span text:style-name="T4">Imprimir Test pasado con éxito o test pasado sin éxito</text:span></text:p>
      <text:p text:style-name="P6"/>
      <text:p text:style-name="P6"/>
      <text:p text:style-name="P1"><text:soft-page-break/></text:p>
      <text:p text:style-name="P9">En lugar de finalizar el test se puede “logear” la información en un archivo de test y al final del test comprobar si ha fallado algo y lo q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28:03.766186199</meta:creation-date>
    <dc:date>2015-04-18T14:46:46.467064358</dc:date>
    <meta:editing-duration>PT47M10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3" meta:paragraph-count="42" meta:word-count="1175" meta:character-count="6818" meta:non-whitespace-character-count="5563"/>
  </office:meta>
</office:document-meta>
</file>